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I wanna pee...)</text:p>
          </table:table-cell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 office:value-type="string">
            <text:p>(Geez, why should I, the esteemed Carat, have
to hold it in...!)</text:p>
          </table:table-cell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 office:value-type="string">
            <text:p>(This is all because of that arrogant
tramp who raided my forest lair!)</text:p>
          </table:table-cell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 office:value-type="string">
            <text:p>(Dammit, I'll never forgive her—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 office:value-type="string">
            <text:p>(Aargh... gotta pee... gotta pee..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 office:value-type="string">
            <text:p>(Like Visti said, it's not as if we could
just build a toilet in a place like this...)</text:p>
          </table:table-cell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 office:value-type="string">
            <text:p>(If we could, then...)</text:p>
          </table:table-cell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 office:value-type="string">
            <text:p>(B-But! As the head of the honorable
Djaelbaaj family, I could never stoop so low
as to do my business on the floor!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 office:value-type="string">
            <text:p>(Oooh... I wanna go to the bathroo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 office:value-type="string">
            <text:p>(What do I do... what do I do...?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 office:value-type="string">
            <text:p>(Anyway, I shall just have to hold it! I'm
sure those two will come up with a splendid
plan any minute now!!)</text:p>
          </table:table-cell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 office:value-type="string">
            <text:p>(Until then, just a little patience...
patienc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